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1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53.png" manifest:media-type="image/png"/>
  <manifest:file-entry manifest:full-path="media/image63.png" manifest:media-type="image/png"/>
  <manifest:file-entry manifest:full-path="media/image64.png" manifest:media-type="image/png"/>
  <manifest:file-entry manifest:full-path="media/image65.png" manifest:media-type="image/png"/>
  <manifest:file-entry manifest:full-path="media/image66.png" manifest:media-type="image/png"/>
  <manifest:file-entry manifest:full-path="media/image67.png" manifest:media-type="image/png"/>
  <manifest:file-entry manifest:full-path="media/image6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6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reak-before="page"/>
    </style:style>
    <style:style style:family="graphic" style:name="a5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Ex 1</text:p>
      <text:p text:style-name="Standard"><draw:frame draw:z-index="251658240" draw:style-name="a0" draw:name="Image1" text:anchor-type="paragraph" svg:x="0.1252in" svg:y="0.1126in" svg:width="6.69291in" svg:height="1.92795in" style:rel-width="scale" style:rel-height="scale"><draw:image xlink:href="media/image1.png" xlink:type="simple" xlink:show="embed" xlink:actuate="onLoad"/><svg:title/><svg:desc/></draw:frame></text:p>
      <text:p text:style-name="Standard"><draw:frame draw:z-index="251659264" draw:style-name="a1" draw:name="Image2" text:anchor-type="paragraph" svg:x="-0.02283in" svg:y="0in" svg:width="3.29724in" svg:height="0.53386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z-index="2" draw:style-name="a2" draw:name="Image3" text:anchor-type="paragraph" svg:x="0.0374in" svg:y="0.00433in" svg:width="4.05551in" svg:height="1.11653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3" draw:style-name="a3" draw:name="Image4" text:anchor-type="paragraph" svg:x="-0.02795in" svg:y="0in" svg:width="3.60354in" svg:height="4.48819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4" draw:style-name="a4" draw:name="Image5" text:anchor-type="paragraph" svg:x="-0.05984in" svg:y="0.0311in" svg:width="2.51654in" svg:height="0.32559in" style:rel-width="scale" style:rel-height="scale"><draw:image xlink:href="media/image5.png" xlink:type="simple" xlink:show="embed" xlink:actuate="onLoad"/><svg:title/><svg:desc/></draw:frame></text:p>
      <text:p text:style-name="Standard"/>
      <text:soft-page-break/>
      <text:p text:style-name="Standard"><draw:frame draw:z-index="5" draw:style-name="a5" draw:name="Image6" text:anchor-type="paragraph" svg:x="-0.05984in" svg:y="0in" svg:width="4.24291in" svg:height="1.05748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>Ex 2</text:p>
      <text:p text:style-name="Standard"/>
      <text:p text:style-name="Standard"><draw:frame draw:z-index="6" draw:style-name="a6" draw:name="Image7" text:anchor-type="paragraph" svg:x="0.27631in" svg:y="0.1044in" svg:width="3.08346in" svg:height="1.73386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7" draw:style-name="a7" draw:name="Image8" text:anchor-type="paragraph" svg:x="0.46811in" svg:y="0.05748in" svg:width="2.88464in" svg:height="2.20433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8" draw:style-name="a8" draw:name="Image9" text:anchor-type="paragraph" svg:x="0.43543in" svg:y="0in" svg:width="3.24921in" svg:height="0.47717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><draw:frame draw:z-index="9" draw:style-name="a9" draw:name="Image10" text:anchor-type="paragraph" svg:x="0.41339in" svg:y="0.16654in" svg:width="3.17992in" svg:height="0.34528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Standard"><draw:frame draw:z-index="10" draw:style-name="a10" draw:name="Image11" text:anchor-type="paragraph" svg:x="0.37992in" svg:y="0in" svg:width="3.20984in" svg:height="0.44016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><draw:frame draw:z-index="11" draw:style-name="a11" draw:name="Image12" text:anchor-type="paragraph" svg:x="0.25984in" svg:y="0.13268in" svg:width="3.61614in" svg:height="0.33268in" style:rel-width="scale" style:rel-height="scale"><draw:image xlink:href="media/image12.png" xlink:type="simple" xlink:show="embed" xlink:actuate="onLoad"/><svg:title/><svg:desc/></draw:frame></text:p>
      <text:p text:style-name="Standard"/>
      <text:p text:style-name="Standard"/>
      <text:p text:style-name="Standard">Ex 3</text:p>
      <text:p text:style-name="Standard"><draw:frame draw:z-index="12" draw:style-name="a12" draw:name="Image13" text:anchor-type="paragraph" svg:x="0.19843in" svg:y="0in" svg:width="3.00709in" svg:height="1.91929in" style:rel-width="scale" style:rel-height="scale"><draw:image xlink:href="media/image1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13" draw:style-name="a13" draw:name="Image14" text:anchor-type="paragraph" svg:x="0.4689in" svg:y="0.15906in" svg:width="3.49291in" svg:height="0.99921in" style:rel-width="scale" style:rel-height="scale"><draw:image xlink:href="media/image1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14" draw:style-name="a14" draw:name="Image15" text:anchor-type="paragraph" svg:x="0.47362in" svg:y="0.02008in" svg:width="2.93386in" svg:height="3.43661in" style:rel-width="scale" style:rel-height="scale"><draw:image xlink:href="media/image1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15" draw:style-name="a15" draw:name="Image16" text:anchor-type="paragraph" svg:x="0.26024in" svg:y="0in" svg:width="3.27087in" svg:height="3.71929in" style:rel-width="scale" style:rel-height="scale"><draw:image xlink:href="media/image1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16" draw:style-name="a16" draw:name="Image17" text:anchor-type="paragraph" svg:x="0.29724in" svg:y="0in" svg:width="2.76929in" svg:height="3.43071in" style:rel-width="scale" style:rel-height="scale"><draw:image xlink:href="media/image1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17" draw:style-name="a17" draw:name="Image18" text:anchor-type="paragraph" svg:x="0.11654in" svg:y="0in" svg:width="2.87362in" svg:height="0.76929in" style:rel-width="scale" style:rel-height="scale"><draw:image xlink:href="media/image1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z-index="18" draw:style-name="a18" draw:name="Image19" text:anchor-type="paragraph" svg:x="0.07913in" svg:y="0.15433in" svg:width="3.0374in" svg:height="0.71929in" style:rel-width="scale" style:rel-height="scale"><draw:image xlink:href="media/image1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Exo4</text:p>
      <text:p text:style-name="Standard"><draw:frame draw:z-index="23" draw:style-name="a19" draw:name="Image24" text:anchor-type="paragraph" svg:x="0.05in" svg:y="0.14843in" svg:width="3.44291in" svg:height="2.11338in" style:rel-width="scale" style:rel-height="scale"><draw:image xlink:href="media/image2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19" draw:style-name="a20" draw:name="Image20" text:anchor-type="paragraph" svg:x="0.02441in" svg:y="0.04449in" svg:width="3.29567in" svg:height="2.29921in" style:rel-width="scale" style:rel-height="scale"><draw:image xlink:href="media/image2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0" draw:style-name="a21" draw:name="Image21" text:anchor-type="paragraph" svg:x="0in" svg:y="0in" svg:width="3.23898in" svg:height="1.13661in" style:rel-width="scale" style:rel-height="scale"><draw:image xlink:href="media/image2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1" draw:style-name="a22" draw:name="Image22" text:anchor-type="paragraph" svg:x="-0.04252in" svg:y="0in" svg:width="3.62795in" svg:height="0.94094in" style:rel-width="scale" style:rel-height="scale"><draw:image xlink:href="media/image2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draw:frame draw:z-index="22" draw:style-name="a23" draw:name="Image23" text:anchor-type="paragraph" svg:x="-0.01378in" svg:y="0in" svg:width="3.57087in" svg:height="0.51811in" style:rel-width="scale" style:rel-height="scale"><draw:image xlink:href="media/image2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z-index="24" draw:style-name="a24" draw:name="Image25" text:anchor-type="paragraph" svg:x="0.02283in" svg:y="0.0374in" svg:width="3.17913in" svg:height="1.8689in" style:rel-width="scale" style:rel-height="scale"><draw:image xlink:href="media/image2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" draw:style-name="a25" draw:name="Image26" text:anchor-type="paragraph" svg:x="0.12717in" svg:y="0.18071in" svg:width="2.97165in" svg:height="1.87913in" style:rel-width="scale" style:rel-height="scale"><draw:image xlink:href="media/image2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6" draw:style-name="a26" draw:name="Image27" text:anchor-type="paragraph" svg:x="0.12717in" svg:y="0.14252in" svg:width="1.76181in" svg:height="0.40197in" style:rel-width="scale" style:rel-height="scale"><draw:image xlink:href="media/image27.png" xlink:type="simple" xlink:show="embed" xlink:actuate="onLoad"/><svg:title/><svg:desc/></draw:frame></text:p>
      <text:p text:style-name="Standard"/>
      <text:p text:style-name="Standard"/>
      <text:p text:style-name="Standard"><draw:frame draw:z-index="27" draw:style-name="a27" draw:name="Image28" text:anchor-type="paragraph" svg:x="0.16732in" svg:y="0in" svg:width="3.21811in" svg:height="0.47992in" style:rel-width="scale" style:rel-height="scale"><draw:image xlink:href="media/image28.png" xlink:type="simple" xlink:show="embed" xlink:actuate="onLoad"/><svg:title/><svg:desc/></draw:frame></text:p>
      <text:p text:style-name="Standard"/>
      <text:p text:style-name="Standard"/>
      <text:p text:style-name="Standard">Ex 6</text:p>
      <text:p text:style-name="Standard"><draw:frame draw:z-index="28" draw:style-name="a28" draw:name="Image29" text:anchor-type="paragraph" svg:x="0.13543in" svg:y="0in" svg:width="3.17835in" svg:height="1.65551in" style:rel-width="scale" style:rel-height="scale"><draw:image xlink:href="media/image2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9" draw:style-name="a29" draw:name="Image30" text:anchor-type="paragraph" svg:x="0.15472in" svg:y="0in" svg:width="3.70472in" svg:height="0.30984in" style:rel-width="scale" style:rel-height="scale"><draw:image xlink:href="media/image30.png" xlink:type="simple" xlink:show="embed" xlink:actuate="onLoad"/><svg:title/><svg:desc/></draw:frame><draw:frame draw:z-index="30" draw:style-name="a30" draw:name="Image31" text:anchor-type="paragraph" svg:x="0.12362in" svg:y="0.36457in" svg:width="3.6189in" svg:height="0.21339in" style:rel-width="scale" style:rel-height="scale"><draw:image xlink:href="media/image31.png" xlink:type="simple" xlink:show="embed" xlink:actuate="onLoad"/><svg:title/><svg:desc/></draw:frame></text:p>
      <text:p text:style-name="Standard"/>
      <text:p text:style-name="Standard"/>
      <text:p text:style-name="Standard"><draw:frame draw:z-index="31" draw:style-name="a31" draw:name="Image32" text:anchor-type="paragraph" svg:x="0.12362in" svg:y="0.1063in" svg:width="3.54291in" svg:height="0.62205in" style:rel-width="scale" style:rel-height="scale"><draw:image xlink:href="media/image3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z-index="32" draw:style-name="a32" draw:name="Image33" text:anchor-type="paragraph" svg:x="0.1189in" svg:y="0in" svg:width="3.56929in" svg:height="0.24016in" style:rel-width="scale" style:rel-height="scale"><draw:image xlink:href="media/image33.png" xlink:type="simple" xlink:show="embed" xlink:actuate="onLoad"/><svg:title/><svg:desc/></draw:frame></text:p>
      <text:p text:style-name="Standard"><draw:frame draw:z-index="33" draw:style-name="a33" draw:name="Image34" text:anchor-type="paragraph" svg:x="0.12283in" svg:y="0.10984in" svg:width="3.5in" svg:height="0.19921in" style:rel-width="scale" style:rel-height="scale"><draw:image xlink:href="media/image34.png" xlink:type="simple" xlink:show="embed" xlink:actuate="onLoad"/><svg:title/><svg:desc/></draw:frame></text:p>
      <text:p text:style-name="Standard"/>
      <text:p text:style-name="Standard"><draw:frame draw:z-index="34" draw:style-name="a34" draw:name="Image35" text:anchor-type="paragraph" svg:x="0.13976in" svg:y="0in" svg:width="3.67717in" svg:height="0.18622in" style:rel-width="scale" style:rel-height="scale"><draw:image xlink:href="media/image35.png" xlink:type="simple" xlink:show="embed" xlink:actuate="onLoad"/><svg:title/><svg:desc/></draw:frame></text:p>
      <text:p text:style-name="Standard"><draw:frame draw:z-index="35" draw:style-name="a35" draw:name="Image36" text:anchor-type="paragraph" svg:x="0.11732in" svg:y="0.05984in" svg:width="3.46811in" svg:height="1.97283in" style:rel-width="scale" style:rel-height="scale"><draw:image xlink:href="media/image3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36" draw:style-name="a36" draw:name="Image37" text:anchor-type="paragraph" svg:x="0.19094in" svg:y="0.04449in" svg:width="2.90354in" svg:height="0.68622in" style:rel-width="scale" style:rel-height="scale"><draw:image xlink:href="media/image3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z-index="37" draw:style-name="a37" draw:name="Image38" text:anchor-type="paragraph" svg:x="0.15276in" svg:y="0.03661in" svg:width="2.93543in" svg:height="0.36614in" style:rel-width="scale" style:rel-height="scale"><draw:image xlink:href="media/image38.png" xlink:type="simple" xlink:show="embed" xlink:actuate="onLoad"/><svg:title/><svg:desc/></draw:frame></text:p>
      <text:p text:style-name="Standard"/>
      <text:p text:style-name="Standard"><draw:frame draw:z-index="38" draw:style-name="a38" draw:name="Image39" text:anchor-type="paragraph" svg:x="0.16811in" svg:y="0.11732in" svg:width="3.57559in" svg:height="0.23346in" style:rel-width="scale" style:rel-height="scale"><draw:image xlink:href="media/image39.png" xlink:type="simple" xlink:show="embed" xlink:actuate="onLoad"/><svg:title/><svg:desc/></draw:frame></text:p>
      <text:p text:style-name="Standard"/>
      <text:p text:style-name="Standard"><draw:frame draw:z-index="39" draw:style-name="a39" draw:name="Image40" text:anchor-type="paragraph" svg:x="0.12008in" svg:y="0in" svg:width="3.13543in" svg:height="0.29173in" style:rel-width="scale" style:rel-height="scale"><draw:image xlink:href="media/image40.png" xlink:type="simple" xlink:show="embed" xlink:actuate="onLoad"/><svg:title/><svg:desc/></draw:frame></text:p>
      <text:p text:style-name="Standard"/>
      <text:p text:style-name="Standard"/>
      <text:p text:style-name="Standard">Exo 7</text:p>
      <text:p text:style-name="Standard"><draw:frame draw:z-index="40" draw:style-name="a40" draw:name="Image41" text:anchor-type="paragraph" svg:x="0.01732in" svg:y="0.0874in" svg:width="3.46181in" svg:height="1.94016in" style:rel-width="scale" style:rel-height="scale"><draw:image xlink:href="media/image4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41" draw:style-name="a41" draw:name="Image42" text:anchor-type="paragraph" svg:x="0.05551in" svg:y="0.00433in" svg:width="3.35276in" svg:height="1.63819in" style:rel-width="scale" style:rel-height="scale"><draw:image xlink:href="media/image4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42" draw:style-name="a42" draw:name="Image43" text:anchor-type="paragraph" svg:x="0.1063in" svg:y="0.15551in" svg:width="2.9811in" svg:height="0.8874in" style:rel-width="scale" style:rel-height="scale"><draw:image xlink:href="media/image4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soft-page-break/>
      <text:p text:style-name="Standard"><draw:frame draw:z-index="43" draw:style-name="a43" draw:name="Image44" text:anchor-type="paragraph" svg:x="0.12008in" svg:y="0.18386in" svg:width="2.56654in" svg:height="0.30906in" style:rel-width="scale" style:rel-height="scale"><draw:image xlink:href="media/image44.png" xlink:type="simple" xlink:show="embed" xlink:actuate="onLoad"/><svg:title/><svg:desc/></draw:frame></text:p>
      <text:p text:style-name="Standard"/>
      <text:p text:style-name="Standard"/>
      <text:p text:style-name="Standard"><draw:frame draw:z-index="44" draw:style-name="a44" draw:name="Image45" text:anchor-type="paragraph" svg:x="0.10197in" svg:y="0.04646in" svg:width="2.7811in" svg:height="1.40157in" style:rel-width="scale" style:rel-height="scale"><draw:image xlink:href="media/image4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45" draw:style-name="a45" draw:name="Image46" text:anchor-type="paragraph" svg:x="0.17717in" svg:y="0in" svg:width="2.1937in" svg:height="1.29094in" style:rel-width="scale" style:rel-height="scale"><draw:image xlink:href="media/image4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Exo 8</text:p>
      <text:p text:style-name="Standard"><draw:frame draw:z-index="46" draw:style-name="a46" draw:name="Image47" text:anchor-type="paragraph" svg:x="0.02717in" svg:y="0.08346in" svg:width="1.88976in" svg:height="1.2063in" style:rel-width="scale" style:rel-height="scale"><draw:image xlink:href="media/image4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draw:frame draw:z-index="47" draw:style-name="a47" draw:name="Image48" text:anchor-type="paragraph" svg:x="0.51732in" svg:y="0.13346in" svg:width="1.6063in" svg:height="1.2811in" style:rel-width="scale" style:rel-height="scale"><draw:image xlink:href="media/image48.png" xlink:type="simple" xlink:show="embed" xlink:actuate="onLoad"/><svg:title/><svg:desc/></draw:frame></text:p>
      <text:p text:style-name="Standard"><draw:frame draw:z-index="48" draw:style-name="a48" draw:name="Image49" text:anchor-type="paragraph" svg:x="2.28346in" svg:y="0.11732in" svg:width="2.06378in" svg:height="1.03189in" style:rel-width="scale" style:rel-height="scale"><draw:image xlink:href="media/image4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49" draw:style-name="a49" draw:name="Image50" text:anchor-type="paragraph" svg:x="0.37795in" svg:y="0.16614in" svg:width="2.20906in" svg:height="0.60551in" style:rel-width="scale" style:rel-height="scale"><draw:image xlink:href="media/image5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z-index="50" draw:style-name="a50" draw:name="Image51" text:anchor-type="paragraph" svg:x="0.18543in" svg:y="0.13189in" svg:width="2.45709in" svg:height="1.04252in" style:rel-width="scale" style:rel-height="scale"><draw:image xlink:href="media/image5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51" draw:style-name="a51" draw:name="Image52" text:anchor-type="paragraph" svg:x="0.19528in" svg:y="0.06181in" svg:width="2.63661in" svg:height="0.41811in" style:rel-width="scale" style:rel-height="scale"><draw:image xlink:href="media/image52.png" xlink:type="simple" xlink:show="embed" xlink:actuate="onLoad"/><svg:title/><svg:desc/></draw:frame></text:p>
      <text:p text:style-name="Standard"/>
      <text:p text:style-name="Standard"/>
      <text:p text:style-name="Standard"><draw:frame draw:z-index="52" draw:style-name="a52" draw:name="Image53" text:anchor-type="paragraph" svg:x="0.23386in" svg:y="0.0563in" svg:width="2.85079in" svg:height="0.73819in" style:rel-width="scale" style:rel-height="scale"><draw:image xlink:href="media/image53.png" xlink:type="simple" xlink:show="embed" xlink:actuate="onLoad"/><svg:title/><svg:desc/></draw:frame></text:p>
      <text:p text:style-name="Standard"/>
      <text:p text:style-name="Standard"/>
      <text:p text:style-name="Standard"/>
      <text:soft-page-break/>
      <text:p text:style-name="Standard"><draw:frame draw:z-index="53" draw:style-name="a53" draw:name="Image54" text:anchor-type="paragraph" svg:x="0.2374in" svg:y="0.1189in" svg:width="2.35276in" svg:height="1.41535in" style:rel-width="scale" style:rel-height="scale"><draw:image xlink:href="media/image5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54" draw:style-name="a54" draw:name="Image55" text:anchor-type="paragraph" svg:x="0.17008in" svg:y="0.06654in" svg:width="2.75906in" svg:height="0.53268in" style:rel-width="scale" style:rel-height="scale"><draw:image xlink:href="media/image55.png" xlink:type="simple" xlink:show="embed" xlink:actuate="onLoad"/><svg:title/><svg:desc/></draw:frame></text:p>
      <text:p text:style-name="Standard"/>
      <text:p text:style-name="Standard"/>
      <text:p text:style-name="Standard"><draw:frame draw:z-index="55" draw:style-name="a55" draw:name="Image56" text:anchor-type="paragraph" svg:x="0.14252in" svg:y="0.09803in" svg:width="2.68976in" svg:height="0.77559in" style:rel-width="scale" style:rel-height="scale"><draw:image xlink:href="media/image5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draw:frame draw:z-index="56" draw:style-name="a56" draw:name="Image57" text:anchor-type="paragraph" svg:x="0.17283in" svg:y="0in" svg:width="2.36811in" svg:height="0.37362in" style:rel-width="scale" style:rel-height="scale"><draw:image xlink:href="media/image57.png" xlink:type="simple" xlink:show="embed" xlink:actuate="onLoad"/><svg:title/><svg:desc/></draw:frame></text:p>
      <text:p text:style-name="Standard"/>
      <text:p text:style-name="Standard"><draw:frame draw:z-index="58" draw:style-name="a57" draw:name="Image59" text:anchor-type="paragraph" svg:x="0.25906in" svg:y="0.20276in" svg:width="2.73819in" svg:height="0.33386in" style:rel-width="scale" style:rel-height="scale"><draw:image xlink:href="media/image58.png" xlink:type="simple" xlink:show="embed" xlink:actuate="onLoad"/><svg:title/><svg:desc/></draw:frame><draw:frame draw:z-index="57" draw:style-name="a58" draw:name="Image58" text:anchor-type="paragraph" svg:x="0.14094in" svg:y="0.69252in" svg:width="3.63071in" svg:height="0.22205in" style:rel-width="scale" style:rel-height="scale"><draw:image xlink:href="media/image59.png" xlink:type="simple" xlink:show="embed" xlink:actuate="onLoad"/><svg:title/><svg:desc/></draw:frame></text:p>
      <text:soft-page-break/>
      <text:p text:style-name="P2"><draw:frame draw:z-index="60" draw:style-name="a59" draw:name="Image61" text:anchor-type="paragraph" svg:x="0.27638in" svg:y="-0.07283in" svg:width="1.9437in" svg:height="0.60197in" style:rel-width="scale" style:rel-height="scale"><draw:image xlink:href="media/image60.png" xlink:type="simple" xlink:show="embed" xlink:actuate="onLoad"/><svg:title/><svg:desc/></draw:frame></text:p>
      <text:p text:style-name="Standard"/>
      <text:p text:style-name="Standard"><draw:frame draw:z-index="59" draw:style-name="a60" draw:name="Image60" text:anchor-type="paragraph" svg:x="0.19528in" svg:y="0.18976in" svg:width="2.03189in" svg:height="0.35197in" style:rel-width="scale" style:rel-height="scale"><draw:image xlink:href="media/image61.png" xlink:type="simple" xlink:show="embed" xlink:actuate="onLoad"/><svg:title/><svg:desc/></draw:frame></text:p>
      <text:p text:style-name="Standard"/>
      <text:p text:style-name="Standard"/>
      <text:p text:style-name="Standard"><draw:frame draw:z-index="61" draw:style-name="a61" draw:name="Image62" text:anchor-type="paragraph" svg:x="0.08622in" svg:y="0in" svg:width="2.41654in" svg:height="0.37795in" style:rel-width="scale" style:rel-height="scale"><draw:image xlink:href="media/image62.png" xlink:type="simple" xlink:show="embed" xlink:actuate="onLoad"/><svg:title/><svg:desc/></draw:frame></text:p>
      <text:p text:style-name="Standard"/>
      <text:p text:style-name="Standard"><draw:frame draw:z-index="62" draw:style-name="a62" draw:name="Image63" text:anchor-type="paragraph" svg:x="0.12008in" svg:y="0in" svg:width="2.3374in" svg:height="0.28622in" style:rel-width="scale" style:rel-height="scale"><draw:image xlink:href="media/image63.png" xlink:type="simple" xlink:show="embed" xlink:actuate="onLoad"/><svg:title/><svg:desc/></draw:frame></text:p>
      <text:p text:style-name="Standard"><draw:frame draw:z-index="63" draw:style-name="a63" draw:name="Image64" text:anchor-type="paragraph" svg:x="0.08268in" svg:y="0.12362in" svg:width="2.20472in" svg:height="0.21024in" style:rel-width="scale" style:rel-height="scale"><draw:image xlink:href="media/image64.png" xlink:type="simple" xlink:show="embed" xlink:actuate="onLoad"/><svg:title/><svg:desc/></draw:frame></text:p>
      <text:p text:style-name="Standard"/>
      <text:p text:style-name="Standard"/>
      <text:p text:style-name="Standard"><draw:frame draw:z-index="65" draw:style-name="a64" draw:name="Image66" text:anchor-type="paragraph" svg:x="0.07283in" svg:y="0.05551in" svg:width="2.33898in" svg:height="0.34291in" style:rel-width="scale" style:rel-height="scale"><draw:image xlink:href="media/image65.png" xlink:type="simple" xlink:show="embed" xlink:actuate="onLoad"/><svg:title/><svg:desc/></draw:frame></text:p>
      <text:p text:style-name="Standard"><draw:frame draw:z-index="64" draw:style-name="a65" draw:name="Image65" text:anchor-type="paragraph" svg:x="0.07283in" svg:y="0.2063in" svg:width="2.53661in" svg:height="0.30984in" style:rel-width="scale" style:rel-height="scale"><draw:image xlink:href="media/image66.png" xlink:type="simple" xlink:show="embed" xlink:actuate="onLoad"/><svg:title/><svg:desc/></draw:frame></text:p>
      <text:p text:style-name="Standard"/>
      <text:p text:style-name="Standard"/>
      <text:p text:style-name="Standard"><draw:frame draw:z-index="66" draw:style-name="a66" draw:name="Image67" text:anchor-type="paragraph" svg:x="0.1563in" svg:y="0.02559in" svg:width="2.79449in" svg:height="0.4874in" style:rel-width="scale" style:rel-height="scale"><draw:image xlink:href="media/image67.png" xlink:type="simple" xlink:show="embed" xlink:actuate="onLoad"/><svg:title/><svg:desc/></draw:frame></text:p>
      <text:p text:style-name="Standard"/>
      <text:p text:style-name="Standard"/>
      <text:p text:style-name="Standard"><draw:frame draw:z-index="67" draw:style-name="a67" draw:name="Image68" text:anchor-type="paragraph" svg:x="0.14567in" svg:y="0in" svg:width="2.86024in" svg:height="0.42283in" style:rel-width="scale" style:rel-height="scale"><draw:image xlink:href="media/image6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xence COEUR</dc:creator>
    <meta:creation-date>2021-09-17T14:58:00Z</meta:creation-date>
    <dc:date>2021-10-11T15:26:00Z</dc:date>
    <meta:template xlink:href="Normal.dotm" xlink:type="simple"/>
    <meta:editing-cycles>31</meta:editing-cycles>
    <meta:editing-duration>PT19440S</meta:editing-duration>
    <meta:document-statistic meta:page-count="9" meta:paragraph-count="1" meta:word-count="72" meta:character-count="467" meta:row-count="3" meta:non-whitespace-character-count="396"/>
  </office:meta>
</office:document-meta>
</file>